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³Ð'68ðÿ¿ˆÛ`'1" svg:font-family="³Ð'68ðÿ¿ˆÛ`'1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size-asian="11pt" style:font-size-complex="11pt"/>
    </style:style>
    <style:style style:name="P2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name-asian="³Ð'68ðÿ¿ˆÛ`'1" style:font-size-asian="11pt" style:font-name-complex="³Ð'68ðÿ¿ˆÛ`'1" style:font-size-complex="11pt"/>
    </style:style>
    <style:style style:name="P3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el Dunkel lockende Welt</text:p>
      <text:p text:style-name="P1"/>
      <text:p text:style-name="P1">Kammer, Schauspielhaus Zürich 2011 mit Aurel Manthei, Frank Seppeler und dem Musiker Pascal Destraz</text:p>
      <text:p text:style-name="P1"/>
      <text:p text:style-name="P1">  Regie Mélanie Huber </text:p>
      <text:p text:style-name="P1">Bühne Anja Kerschkewicz </text:p>
      <text:p text:style-name="P1">Kostüm Eva Kräm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³Ð'68ðÿ¿ˆÛ`'1" svg:font-family="³Ð'68ðÿ¿ˆÛ`'1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08:46:32</meta:creation-date>
    <dc:date>2015-03-17T09:25:18</dc:date>
    <meta:editing-duration>PT3M43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5" meta:word-count="27" meta:character-count="188"/>
  </office:meta>
</office:document-meta>
</file>